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34f" officeooo:paragraph-rsid="0014a34f"/>
    </style:style>
    <style:style style:name="P2" style:family="paragraph" style:parent-style-name="Standard">
      <style:text-properties officeooo:rsid="0016450b" officeooo:paragraph-rsid="0016450b"/>
    </style:style>
    <style:style style:name="P3" style:family="paragraph" style:parent-style-name="Standard">
      <style:text-properties officeooo:paragraph-rsid="0016450b"/>
    </style:style>
    <style:style style:name="P4" style:family="paragraph" style:parent-style-name="Standard">
      <style:text-properties style:text-position="0% 100%" officeooo:rsid="0016450b" officeooo:paragraph-rsid="0016450b"/>
    </style:style>
    <style:style style:name="P5" style:family="paragraph" style:parent-style-name="Standard">
      <style:text-properties style:text-position="0% 100%" officeooo:rsid="0018413b" officeooo:paragraph-rsid="0018413b"/>
    </style:style>
    <style:style style:name="P6" style:family="paragraph" style:parent-style-name="Standard">
      <style:text-properties style:text-position="0% 100%" officeooo:rsid="00191249" officeooo:paragraph-rsid="00191249"/>
    </style:style>
    <style:style style:name="P7" style:family="paragraph" style:parent-style-name="Standard">
      <style:text-properties style:text-position="0% 100%" officeooo:rsid="00191249" officeooo:paragraph-rsid="001a90c5"/>
    </style:style>
    <style:style style:name="P8" style:family="paragraph" style:parent-style-name="Standard">
      <style:text-properties style:text-position="0% 100%" officeooo:rsid="001b5414" officeooo:paragraph-rsid="001b5414"/>
    </style:style>
    <style:style style:name="P9" style:family="paragraph" style:parent-style-name="Standard">
      <style:text-properties style:text-position="0% 100%" officeooo:rsid="001f3ccb" officeooo:paragraph-rsid="001f3ccb"/>
    </style:style>
    <style:style style:name="P10" style:family="paragraph" style:parent-style-name="Standard">
      <style:text-properties officeooo:rsid="0018413b" officeooo:paragraph-rsid="0018413b"/>
    </style:style>
    <style:style style:name="P11" style:family="paragraph" style:parent-style-name="Standard">
      <style:text-properties officeooo:paragraph-rsid="001cf029"/>
    </style:style>
    <style:style style:name="P12" style:family="paragraph" style:parent-style-name="Standard">
      <style:text-properties officeooo:paragraph-rsid="001ecb2a"/>
    </style:style>
    <style:style style:name="P13" style:family="paragraph" style:parent-style-name="Standard">
      <style:text-properties style:text-position="sub 58%" officeooo:rsid="0018413b" officeooo:paragraph-rsid="0018413b"/>
    </style:style>
    <style:style style:name="P14" style:family="paragraph" style:parent-style-name="Standard">
      <style:text-properties style:text-position="sub 58%" officeooo:rsid="0016450b" officeooo:paragraph-rsid="0016450b"/>
    </style:style>
    <style:style style:name="P15" style:family="paragraph" style:parent-style-name="Standard">
      <style:text-properties officeooo:rsid="0016450b" officeooo:paragraph-rsid="0016450b"/>
    </style:style>
    <style:style style:name="P16" style:family="paragraph" style:parent-style-name="Standard">
      <style:text-properties style:text-position="0% 100%" officeooo:rsid="0020851b" officeooo:paragraph-rsid="0020851b"/>
    </style:style>
    <style:style style:name="P17" style:family="paragraph" style:parent-style-name="Standard">
      <style:text-properties style:text-position="0% 100%" officeooo:rsid="00232551" officeooo:paragraph-rsid="00232551"/>
    </style:style>
    <style:style style:name="P18" style:family="paragraph" style:parent-style-name="Standard">
      <style:text-properties officeooo:paragraph-rsid="0018413b"/>
    </style:style>
    <style:style style:name="T1" style:family="text">
      <style:text-properties officeooo:rsid="0016450b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6450b"/>
    </style:style>
    <style:style style:name="T4" style:family="text">
      <style:text-properties style:text-position="sub 58%" officeooo:rsid="0018413b"/>
    </style:style>
    <style:style style:name="T5" style:family="text">
      <style:text-properties style:text-position="sub 58%" officeooo:rsid="001e8613"/>
    </style:style>
    <style:style style:name="T6" style:family="text">
      <style:text-properties style:text-position="sub 58%" officeooo:rsid="001ecb2a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6450b"/>
    </style:style>
    <style:style style:name="T9" style:family="text">
      <style:text-properties style:text-position="0% 100%" officeooo:rsid="0018413b"/>
    </style:style>
    <style:style style:name="T10" style:family="text">
      <style:text-properties style:text-position="0% 100%" officeooo:rsid="001cf029"/>
    </style:style>
    <style:style style:name="T11" style:family="text">
      <style:text-properties style:text-position="0% 100%" officeooo:rsid="001ecb2a"/>
    </style:style>
    <style:style style:name="T12" style:family="text">
      <style:text-properties officeooo:rsid="0018413b"/>
    </style:style>
    <style:style style:name="T13" style:family="text">
      <style:text-properties officeooo:rsid="001a90c5"/>
    </style:style>
    <style:style style:name="T14" style:family="text">
      <style:text-properties officeooo:rsid="001cf029"/>
    </style:style>
    <style:style style:name="T15" style:family="text">
      <style:text-properties officeooo:rsid="001e8613"/>
    </style:style>
    <style:style style:name="T16" style:family="text">
      <style:text-properties officeooo:rsid="0021a8a7"/>
    </style:style>
    <style:style style:name="T17" style:family="text">
      <style:text-properties style:text-position="super 58%" officeooo:rsid="0021a8a7"/>
    </style:style>
    <style:style style:name="T18" style:family="text">
      <style:text-properties style:text-position="super 58%" officeooo:rsid="0025026e"/>
    </style:style>
    <style:style style:name="T19" style:family="text">
      <style:text-properties officeooo:rsid="002502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10010011</text:p>
      <text:p text:style-name="P1">A739</text:p>
      <text:p text:style-name="P1"/>
      <text:p text:style-name="P1">2)<text:span text:style-name="T14">A quantidade de binários que podem ser formados com 7 algarismos é 128. É em sistema de base 6 com 3 algarismos é 215</text:span></text:p>
      <text:p text:style-name="P1"/>
      <text:p text:style-name="P2">3)<text:span text:style-name="T12">A)C97EB</text:span><text:span text:style-name="T4">16</text:span><text:span text:style-name="T9"> = 3113753</text:span><text:span text:style-name="T4">8</text:span></text:p>
      <text:p text:style-name="P10">B)53<text:span text:style-name="T2">6 </text:span><text:span text:style-name="T7">= 41</text:span><text:span text:style-name="T2">8</text:span></text:p>
      <text:p text:style-name="P13"/>
      <text:p text:style-name="P11"><text:span text:style-name="T10">4)</text:span>643572<text:span text:style-name="T2">8 </text:span>+ 10101111100000111001<text:span text:style-name="T2">2</text:span> = base 16 </text:p>
      <text:p text:style-name="P11"><text:s/>3477A<text:span text:style-name="T5">16</text:span> <text:span text:style-name="T15">+ AF839</text:span><text:span text:style-name="T5">16</text:span><text:span text:style-name="T15"> = E3FB3</text:span><text:span text:style-name="T5">16</text:span></text:p>
      <text:p text:style-name="P11"/>
      <text:p text:style-name="P1"/>
      <text:p text:style-name="P1"/>
      <text:p text:style-name="P2">5)</text:p>
      <text:p text:style-name="P3"><text:span text:style-name="T1">A)</text:span>10010002 – 1110112 = base 8 </text:p>
      <text:p text:style-name="P3">10010002<text:span text:style-name="T1">=110</text:span><text:span text:style-name="T3">8 <text:s/></text:span><text:span text:style-name="T8">1110112 =73</text:span><text:span text:style-name="T3">8</text:span></text:p>
      <text:p text:style-name="P3"><text:span text:style-name="T3"><text:tab/></text:span><text:span text:style-name="T8">110</text:span><text:span text:style-name="T3">8</text:span><text:span text:style-name="T8"> – 73</text:span><text:span text:style-name="T3">8</text:span><text:span text:style-name="T8"> =15</text:span><text:span text:style-name="T3">8</text:span></text:p>
      <text:p text:style-name="P14"/>
      <text:p text:style-name="P14"/>
      <text:p text:style-name="P3"><text:span text:style-name="T1">B)</text:span>A96CB<text:span text:style-name="T2">16</text:span> + 111000110011101010<text:span text:style-name="T2">2</text:span> = ( )8 </text:p>
      <text:p text:style-name="P3">A96CB<text:span text:style-name="T2">16 </text:span><text:span text:style-name="T8">= 2513313</text:span><text:span text:style-name="T3">8 <text:s text:c="2"/></text:span><text:span text:style-name="T8"><text:s/>111000110011101010</text:span><text:span text:style-name="T3">2 </text:span><text:span text:style-name="T8">=706352</text:span><text:span text:style-name="T3">8</text:span></text:p>
      <text:p text:style-name="P3"><text:span text:style-name="T8">2513313</text:span><text:span text:style-name="T3">8</text:span><text:span text:style-name="T8"> <text:s/>+ 706352</text:span><text:span text:style-name="T3">8 </text:span><text:span text:style-name="T8"><text:s/>= 3421665</text:span><text:span text:style-name="T3">8</text:span></text:p>
      <text:p text:style-name="P14"/>
      <text:p text:style-name="P4">6) O número 425 corresponde ao 110101001<text:span text:style-name="T2">2</text:span>. Logo, ele ocupa 9 bits.</text:p>
      <text:p text:style-name="P4"/>
      <text:p text:style-name="P12"><text:span text:style-name="T11">7) B = </text:span>11001010<text:span text:style-name="T6">2 –</text:span><text:span text:style-name="T11"> 97</text:span><text:span text:style-name="T6">10</text:span></text:p>
      <text:p text:style-name="P12"><text:span text:style-name="T11"><text:s/>B = <text:s/>312</text:span><text:span text:style-name="T6">8 - <text:s/></text:span><text:span text:style-name="T11">141</text:span><text:span text:style-name="T6">8</text:span></text:p>
      <text:p text:style-name="P12"><text:span text:style-name="T6"><text:s/></text:span><text:span text:style-name="T11">B = 151</text:span><text:span text:style-name="T6">8</text:span></text:p>
      <text:p text:style-name="P4"/>
      <text:p text:style-name="P9">8) A = 94C5<text:span text:style-name="T2">14 <text:s text:c="5"/></text:span>| B = 3A78<text:span text:style-name="T2">14</text:span> <text:s/>| C=9B8C<text:span text:style-name="T2">14</text:span></text:p>
      <text:p text:style-name="P9"><text:s/>X = A+C-B</text:p>
      <text:p text:style-name="P9">X = 15273 – 3A78</text:p>
      <text:p text:style-name="P9">X = 94C5</text:p>
      <text:p text:style-name="P4"/>
      <text:p text:style-name="P5">9)144 números.</text:p>
      <text:p text:style-name="P16">10)I-Verdadeira</text:p>
      <text:p text:style-name="P5"/>
      <text:p text:style-name="P18"><text:span text:style-name="T9">11)</text:span>89BFE1<text:span text:style-name="T4">16</text:span> - <text:s/>89BFE3<text:span text:style-name="T4">16</text:span> – 89BFE5<text:span text:style-name="T4">16</text:span> – 89BFE7<text:span text:style-name="T4">16</text:span> -89BFE9<text:span text:style-name="T4">16</text:span> -89BFEB<text:span text:style-name="T4">16</text:span></text:p>
      <text:p text:style-name="P18"><text:span text:style-name="T4"/></text:p>
      <text:p text:style-name="P16">12)Convertendo os R$820,00 para a base sete , temos 2251,00<text:span text:style-name="T2">7</text:span> Deltas. Logo temos 2340<text:span text:style-name="T2">7 </text:span>-2251<text:span text:style-name="T2">7 </text:span>= 56<text:span text:style-name="T2">7</text:span>, então ela recebeu 56<text:span text:style-name="T2">7 </text:span>Deltas de troco.</text:p>
      <text:p text:style-name="P16"/>
      <text:p text:style-name="P16">13) <text:span text:style-name="T16">B</text:span><text:span text:style-name="T17">n</text:span><text:span text:style-name="T16">. B elevado a N.</text:span></text:p>
      <text:p text:style-name="P16"/>
      <text:p text:style-name="P17">14) N = <text:span text:style-name="T19">7</text:span><text:span text:style-name="T18">w </text:span></text:p>
      <text:p text:style-name="P17"/>
      <text:p text:style-name="P8">15) 125 números.</text:p>
      <text:p text:style-name="P8">17) A única diferença é a base que representa o número.</text:p>
      <text:p text:style-name="P8"/>
      <text:p text:style-name="P7">18)I- Verdadeir<text:span text:style-name="T13">o</text:span></text:p>
      <text:p text:style-name="P7"><text:s text:c="5"/>II – Falso</text:p>
      <text:p text:style-name="P7"><text:soft-page-break/><text:s text:c="5"/>III – Verdadeiro</text:p>
      <text:p text:style-name="P7"><text:s text:c="5"/>IV – Falso</text:p>
      <text:p text:style-name="P6"><text:s text:c="5"/>V- Falso</text:p>
      <text:p text:style-name="P5">19)O valor 666<text:span text:style-name="T2">7</text:span>, o maior valor que esse computador pode alcançar, pode ser escrito em decimal como 342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6:00:57.660000000</meta:creation-date>
    <dc:date>2019-08-25T13:02:51.913000000</dc:date>
    <meta:editing-duration>PT50M47S</meta:editing-duration>
    <meta:editing-cycles>12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36" meta:word-count="203" meta:character-count="1146" meta:non-whitespace-character-count="926"/>
  </office:meta>
</office:document-meta>
</file>